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40000001DC6650BCE9D3659BA6.png" manifest:media-type="image/png"/>
  <manifest:file-entry manifest:full-path="Pictures/1000000100000331000001CCB569C3BAD4A9C54E.png" manifest:media-type="image/png"/>
  <manifest:file-entry manifest:full-path="Pictures/1000000000000076000000A62CE26DFFB79D6E48.png" manifest:media-type="image/png"/>
  <manifest:file-entry manifest:full-path="Pictures/100000010000041000000394FEB6AA76F5B3544C.png" manifest:media-type="image/png"/>
  <manifest:file-entry manifest:full-path="Pictures/100000010000012C0000012CB34FADFD093CACF8.png" manifest:media-type="image/png"/>
  <manifest:file-entry manifest:full-path="Pictures/100000010000012C000000A864DAEDD15687805C.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589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draw:stroke="solid" svg:stroke-width="0.053cm" svg:stroke-color="#000000" draw:marker-start="" draw:marker-start-width="0.354cm" draw:marker-start-center="false" draw:marker-end="" draw:marker-end-width="0.354cm" draw:marker-end-center="false" draw:stroke-linejoin="miter" draw:fill="gradient" draw:fill-color="#000000" draw:fill-gradient-name="Gradient_20_197" draw:fill-image-width="0cm" draw:fill-image-height="0cm" style:repeat="repeat" draw:textarea-horizontal-align="center" draw:textarea-vertical-align="middle" draw:auto-grow-height="false" draw:fit-to-size="false" style:shrink-to-fit="false" fo:min-height="4.226cm" fo:min-width="14.03cm" fo:padding-top="0.143cm" fo:padding-bottom="0.143cm" fo:padding-left="0.263cm" fo:padding-right="0.263cm" fo:wrap-option="wrap" draw:shadow="visible" draw:shadow-offset-x="-0.212cm" draw:shadow-offset-y="0.212cm" draw:shadow-color="#1c1c1c" draw:shadow-opacity="100%"/>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style:style style:name="P10" style:family="paragraph">
      <loext:graphic-properties draw:fill="gradient" draw:fill-color="#000000" draw:fill-gradient-name="Gradient_20_197" draw:fill-image-width="0cm" draw:fill-image-height="0cm" style:repeat="repeat"/>
      <style:paragraph-properties fo:margin-left="0cm" fo:margin-right="0cm" fo:margin-top="0cm" fo:margin-bottom="0cm" fo:line-height="100%" fo:text-align="center"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65cm" svg:height="4.839cm" svg:x="7.5cm" svg:y="12.542cm">
          <draw:text-box>
            <text:p text:style-name="P1"><text:span text:style-name="T1">Связь </text:span><text:span text:style-name="T1">между </text:span><text:span text:style-name="T1">Android и </text:span><text:span text:style-name="T1">Linux</text:span></text:p>
          </draw:text-box>
        </draw:frame>
        <draw:frame draw:style-name="gr2" draw:text-style-name="P3" draw:layer="layout" svg:width="6.604cm" svg:height="1.373cm" svg:x="20.32cm" svg:y="12.859cm">
          <draw:text-box>
            <text:p><text:span text:style-name="T2">Трухов Станислав</text:span></text:p>
            <text:p><text:span text:style-name="T2">10701321</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6" draw:layer="layout" svg:width="20.5cm" svg:height="10.5cm" svg:x="3.5cm" svg:y="2.5cm">
          <draw:image xlink:href="Pictures/100000010000012C000000A864DAEDD15687805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5" draw:text-style-name="P6" draw:layer="layout" svg:width="7.937cm" svg:height="7.937cm" svg:x="10.064cm" svg:y="3.922cm">
          <draw:image xlink:href="Pictures/100000010000012C0000012CB34FADFD093CACF8.png" xlink:type="simple" xlink:show="embed" xlink:actuate="onLoad" draw:mime-type="image/png">
            <text:p/>
          </draw:image>
        </draw:frame>
        <draw:frame draw:style-name="gr5" draw:text-style-name="P6" draw:layer="layout" svg:width="10.001cm" svg:height="10.001cm" svg:x="8cm" svg:y="1.858cm">
          <draw:image xlink:href="Pictures/100000010000012C0000012CB34FADFD093CACF8.png" xlink:type="simple" xlink:show="embed" xlink:actuate="onLoad" draw:mime-type="image/png">
            <text:p/>
          </draw:image>
        </draw:frame>
        <draw:frame draw:style-name="gr5" draw:text-style-name="P6" draw:layer="layout" svg:width="12.142cm" svg:height="12.142cm" svg:x="8cm" svg:y="1.858cm">
          <draw:image xlink:href="Pictures/100000010000012C0000012CB34FADFD093CACF8.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5" draw:text-style-name="P6" draw:layer="layout" svg:width="17.881cm" svg:height="15.749cm" svg:x="5.092cm" svg:y="0.016cm">
          <draw:image xlink:href="Pictures/100000010000041000000394FEB6AA76F5B3544C.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5" draw:text-style-name="P6" draw:layer="layout" svg:width="21.615cm" svg:height="12.17cm" svg:x="3.225cm" svg:y="1.806cm">
          <draw:image xlink:href="Pictures/1000000100000331000001CCB569C3BAD4A9C54E.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5" draw:text-style-name="P6" draw:layer="layout" svg:width="27.999cm" svg:height="8.328cm" svg:x="0.033cm" svg:y="3.727cm">
          <draw:image xlink:href="Pictures/1000000100000640000001DC6650BCE9D3659BA6.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5" draw:text-style-name="P6" draw:layer="layout" svg:width="5.781cm" svg:height="8.134cm" svg:x="17.719cm" svg:y="3.866cm">
          <draw:image xlink:href="Pictures/1000000000000076000000A62CE26DFFB79D6E48.png" xlink:type="simple" xlink:show="embed" xlink:actuate="onLoad" draw:mime-type="image/png">
            <text:p/>
          </draw:image>
        </draw:frame>
        <draw:custom-shape draw:name="Asphalt 1" draw:style-name="gr6" draw:text-style-name="P10" draw:layer="layout" svg:width="14.555cm" svg:height="4.511cm" svg:x="1.5cm" svg:y="5.5cm">
          <text:p text:style-name="P9"><text:span text:style-name="T3">Спасибо за внимание</text:span></text:p>
          <draw:enhanced-geometry svg:viewBox="0 0 21600 21600" draw:mirror-horizontal="false" draw:mirror-vertical="false" draw:text-areas="0 0 21600 21600" draw:text-path="true" draw:text-path-mode="shape" draw:text-path-scale="path" draw:text-path-same-letter-heights="false" draw:type="fontwork-curve-up" draw:modifiers="5016 10800"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presentation:notes draw:style-name="dp2">
          <office:forms form:automatic-focus="false" form:apply-design-mode="false"/>
          <draw:page-thumbnail draw:style-name="gr4" draw:layer="layout" svg:width="0.001cm" svg:height="0.001cm" svg:x="0cm" svg:y="2.257cm" draw:page-number="7"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97" draw:display-name="Gradient 197" draw:style="linear" draw:start-color="#455a64" draw:end-color="#b0bec5"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9-12T18:15:41.804804381</meta:creation-date>
    <meta:editing-duration>PT18M2S</meta:editing-duration>
    <meta:editing-cycles>4</meta:editing-cycles>
    <dc:date>2023-09-13T09:06:09.332272233</dc:date>
    <meta:document-statistic meta:object-count="271"/>
  </office:meta>
</office:document-meta>
</file>